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1E0000031DFFCD94FFB53ED1FB.png" manifest:media-type="image/png"/>
  <manifest:file-entry manifest:full-path="Pictures/1000000000000274000002827E0D2C55ACEB4340.png" manifest:media-type="image/png"/>
  <manifest:file-entry manifest:full-path="Pictures/100000000000027B0000028BB3EBB2AF3DFD436E.png" manifest:media-type="image/png"/>
  <manifest:file-entry manifest:full-path="Pictures/100000000000022E0000023DDB10EA9C7DD740B2.png" manifest:media-type="image/png"/>
  <manifest:file-entry manifest:full-path="Pictures/100000000000028B0000028F57DF8D3DC2ED3C3D.png" manifest:media-type="image/png"/>
  <manifest:file-entry manifest:full-path="Pictures/100000000000023E00000258C27D0A17D51CD584.png" manifest:media-type="image/png"/>
  <manifest:file-entry manifest:full-path="Pictures/10000000000002890000028849A3A2703566C33E.png" manifest:media-type="image/png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27D00000293A1767F0B45C59799.png" manifest:media-type="image/png"/>
  <manifest:file-entry manifest:full-path="Pictures/100000000000027E000002B7660CC82F23B73CE3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0.621cm"/>
    </style:style>
    <style:style style:name="co34" style:family="table-column">
      <style:table-column-properties fo:break-before="auto" style:column-width="2.801cm"/>
    </style:style>
    <style:style style:name="co35" style:family="table-column">
      <style:table-column-properties fo:break-before="auto" style:column-width="0.446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97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595cm"/>
    </style:style>
    <style:style style:name="co40" style:family="table-column">
      <style:table-column-properties fo:break-before="auto" style:column-width="1.78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.326cm"/>
    </style:style>
    <style:style style:name="co43" style:family="table-column">
      <style:table-column-properties fo:break-before="auto" style:column-width="1.288cm"/>
    </style:style>
    <style:style style:name="co44" style:family="table-column">
      <style:table-column-properties fo:break-before="auto" style:column-width="1.385cm"/>
    </style:style>
    <style:style style:name="co45" style:family="table-column">
      <style:table-column-properties fo:break-before="auto" style:column-width="1.462cm"/>
    </style:style>
    <style:style style:name="co46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20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31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42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3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3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38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20">
      <style:table-cell-properties fo:background-color="#ffff00"/>
    </style:style>
    <style:style style:name="ce44" style:family="table-cell" style:parent-style-name="Default" style:data-style-name="N114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44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38">
      <style:table-cell-properties fo:background-color="#ffff00"/>
    </style:style>
    <style:style style:name="ce51" style:family="table-cell" style:parent-style-name="Default" style:data-style-name="N138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44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38"/>
    <style:style style:name="ce60" style:family="table-cell" style:parent-style-name="Default" style:data-style-name="N129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20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16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46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38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46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29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38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38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38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41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20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41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20">
      <style:table-cell-properties fo:background-color="transparent"/>
    </style:style>
    <style:style style:name="ce110" style:family="table-cell" style:parent-style-name="Default" style:data-style-name="N120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20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20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20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20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38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22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9" style:family="table-cell" style:parent-style-name="Default" style:data-style-name="N15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20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84" style:family="table-cell" style:parent-style-name="Default" style:data-style-name="N120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31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53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44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19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163" style:family="table-cell" style:parent-style-name="Default" style:data-style-name="N120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20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19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46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17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16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20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 style:data-style-name="N129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117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55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38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55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/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34" style:family="table-cell" style:parent-style-name="Default" style:data-style-name="N11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5" style:family="table-cell" style:parent-style-name="Default" style:data-style-name="N121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7" style:family="table-cell" style:parent-style-name="Default" style:data-style-name="N111"/>
    <style:style style:name="ce238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248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36">
      <style:text-properties fo:font-size="10pt" style:font-size-asian="10pt" style:font-size-complex="10pt"/>
    </style:style>
    <style:style style:name="ce252" style:family="table-cell" style:parent-style-name="Default">
      <style:table-cell-properties fo:background-color="#ffff00" fo:border="none"/>
    </style:style>
    <style:style style:name="ce253" style:family="table-cell" style:parent-style-name="Default" style:data-style-name="N104">
      <style:table-cell-properties fo:background-color="#ffff00" fo:border="none"/>
      <style:text-properties fo:font-weight="normal" style:font-weight-asian="normal" style:font-weight-complex="normal"/>
    </style:style>
    <style:style style:name="ce254" style:family="table-cell" style:parent-style-name="Default" style:data-style-name="N116">
      <style:table-cell-properties fo:background-color="#ffff00" fo:border="none"/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104"/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255" style:family="table-cell" style:parent-style-name="Default" style:data-style-name="N104">
      <style:table-cell-properties fo:background-color="#f6f9d4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271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1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" office:value-type="currency" office:currency="TRY" office:value="1075.15645110348" calcext:value-type="currency">
            <text:p>₺1.0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32069879893935" calcext:value-type="percentage">
            <text:p>%43,2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" office:value-type="currency" office:currency="TRY" office:value="118.926903742893" calcext:value-type="currency">
            <text:p>₺118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50.098959288539" calcext:value-type="currency">
            <text:p>₺250,10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6]-[.D12]-[.D18]-[.D36]+[.B26]" office:value-type="float" office:value="115.099999999997" calcext:value-type="float">
            <text:p>115 kw</text:p>
          </table:table-cell>
          <table:table-cell table:style-name="ce109"/>
          <table:table-cell table:style-name="ce61" table:formula="of:=[.B24]-[.C24]" office:value-type="float" office:value="115.099999999997" calcext:value-type="float">
            <text:p>115 kw</text:p>
          </table:table-cell>
          <table:table-cell table:style-name="ce102" table:formula="of:=[.D24]*[.$E$4]" office:value-type="currency" office:currency="TRY" office:value="236.483731087188" calcext:value-type="currency">
            <text:p>₺236,4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8844" calcext:value-type="percentage">
            <text:p>+ <text:s text:c="6"/>%88,44</text:p>
          </table:table-cell>
          <table:table-cell table:style-name="ce62" table:formula="of:=([.D24]*[.$E$4]*[.C25])" office:value-type="currency" office:currency="TRY" office:value="209.146211773509" calcext:value-type="currency">
            <text:p>₺209,15</text:p>
          </table:table-cell>
          <table:table-cell table:style-name="ce86" table:formula="of:=[.D25]+[.E24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5]+[.C27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/>
          <table:table-cell table:style-name="ce189"/>
          <table:table-cell table:style-name="ce196"/>
          <table:table-cell table:style-name="ce175" table:formula="of:=[.D24]/[.$E$3]" office:value-type="percentage" office:value="0.179535173919821" calcext:value-type="percentage">
            <text:p>%17,9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82.1837466853849" calcext:value-type="currency">
            <text:p>₺82,18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9" calcext:value-type="currency">
            <text:p>₺8,22</text:p>
          </table:table-cell>
          <table:table-cell table:style-name="ce210" table:formula="of:=[.D37]+[.E36]" office:value-type="currency" office:currency="TRY" office:value="90.4021213539234" calcext:value-type="currency">
            <text:p>₺9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874.2769558072" calcext:value-type="currency">
            <text:p>₺1.874,28</text:p>
          </table:table-cell>
          <table:table-cell table:style-name="ce76" table:formula="of:=[.E36]+[.E30]+[.E24]+[.E18]+[.E12]+[.E6]" office:value-type="float" office:value="1317.2" calcext:value-type="float">
            <text:p>1.317,2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33" table:default-cell-style-name="Default"/>
        <table:table-column table:style-name="co34" table:default-cell-style-name="ce27"/>
        <table:table-column table:style-name="co27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06.796" calcext:value-type="float">
            <text:p>1.106,796 kw</text:p>
          </table:table-cell>
          <table:table-cell table:style-name="ce108" table:formula="of:=[$'06-22'.B3]" office:value-type="float" office:value="1097.521" calcext:value-type="float">
            <text:p>1.097,521 kw</text:p>
          </table:table-cell>
          <table:table-cell table:style-name="ce46" table:formula="of:=[.B3]-[.C3]" office:value-type="float" office:value="9.27500000000009" calcext:value-type="float">
            <text:p>9,275</text:p>
          </table:table-cell>
          <table:table-cell table:style-name="ce24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429.2" calcext:value-type="currency">
            <text:p>₺1.429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321.70308183124" calcext:value-type="currency">
            <text:p>₺1.321,7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293" calcext:value-type="float">
            <text:p>293 kw</text:p>
          </table:table-cell>
          <table:table-cell table:style-name="ce109" office:value-type="float" office:value="53" calcext:value-type="float">
            <text:p>53 kw</text:p>
          </table:table-cell>
          <table:table-cell table:style-name="ce61" table:formula="of:=[.B12]-[.C12]" office:value-type="float" office:value="240" calcext:value-type="float">
            <text:p>240 kw</text:p>
          </table:table-cell>
          <table:table-cell table:style-name="ce86" table:formula="of:=[.D12]*[.$E$4]" office:value-type="currency" office:currency="TRY" office:value="616.366576819401" calcext:value-type="currency">
            <text:p>₺616,37</text:p>
          </table:table-cell>
        </table:table-row>
        <table:table-row table:style-name="ro2">
          <table:table-cell/>
          <table:table-cell table:style-name="ce117" table:formula="of:=[$'06-22'.C11]" office:value-type="currency" office:currency="TRY" office:value="1075.15645110348" calcext:value-type="currency">
            <text:p>₺1.075,16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46.54663072776" calcext:value-type="currency">
            <text:p>₺246,55</text:p>
          </table:table-cell>
          <table:table-cell table:style-name="ce86" table:formula="of:=[.D13]+[.E12]" office:value-type="currency" office:currency="TRY" office:value="862.913207547161" calcext:value-type="currency">
            <text:p>₺862,91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1062.91320754716" calcext:value-type="currency">
            <text:p>₺1.062,91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/>
          <table:table-cell table:style-name="ce175" table:formula="of:=[.D12]/[.$E$3]" office:value-type="percentage" office:value="0.431266846361182" calcext:value-type="percentage">
            <text:p>%43,13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13" calcext:value-type="float">
            <text:p>313 kw</text:p>
          </table:table-cell>
          <table:table-cell table:style-name="ce163" table:formula="of:=[$'06-22'.B18]" office:value-type="float" office:value="188" calcext:value-type="float">
            <text:p>188 kw</text:p>
          </table:table-cell>
          <table:table-cell table:style-name="ce167" table:formula="of:=[.B18]-[.C18]" office:value-type="float" office:value="125" calcext:value-type="float">
            <text:p>125 kw</text:p>
          </table:table-cell>
          <table:table-cell table:style-name="ce172" table:formula="of:=[.D18]*[.$E$4]" office:value-type="currency" office:currency="TRY" office:value="321.024258760105" calcext:value-type="currency">
            <text:p>₺321,02</text:p>
          </table:table-cell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21024258760105" calcext:value-type="currency">
            <text:p>₺3,21</text:p>
          </table:table-cell>
          <table:table-cell table:style-name="ce173" table:formula="of:=[.D19]+[.E18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224618149146449" calcext:value-type="percentage">
            <text:p>%22,46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2.249633142987" calcext:value-type="currency">
            <text:p>₺272,2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72.500000000005" calcext:value-type="float">
            <text:p>173 kw</text:p>
          </table:table-cell>
          <table:table-cell table:style-name="ce109"/>
          <table:table-cell table:style-name="ce61" table:formula="of:=[.B24]-[.C24]" office:value-type="float" office:value="172.500000000005" calcext:value-type="float">
            <text:p>173 kw</text:p>
          </table:table-cell>
          <table:table-cell table:style-name="ce102" table:formula="of:=[.D24]*[.$E$4]" office:value-type="currency" office:currency="TRY" office:value="443.013477088958" calcext:value-type="currency">
            <text:p>₺443,01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2.1506738544479" calcext:value-type="currency">
            <text:p>₺22,15</text:p>
          </table:table-cell>
          <table:table-cell table:style-name="ce86" table:formula="of:=[.D25]+[.E24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09973045822109" calcext:value-type="percentage">
            <text:p>%31,00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6990" calcext:value-type="float">
            <text:p>6.990 kw</text:p>
          </table:table-cell>
          <table:table-cell table:style-name="ce194" table:formula="of:=[$'06-22'.B36]" office:value-type="float" office:value="6971" calcext:value-type="float">
            <text:p>6.971 kw</text:p>
          </table:table-cell>
          <table:table-cell table:style-name="ce194" table:formula="of:=[.B36]-[.C36]" office:value-type="float" office:value="19" calcext:value-type="float">
            <text:p>19 kw</text:p>
          </table:table-cell>
          <table:table-cell table:style-name="ce209" table:formula="of:=[.D36]*[.$E$4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56.500000000005" calcext:value-type="float">
            <text:p>KW 556,50</text:p>
          </table:table-cell>
          <table:table-cell table:style-name="ce41" table:formula="of:=[.E8]+[.E14]+[.E20]+[.E26]+[.E32]+[.E38]" office:value-type="currency" office:currency="TRY" office:value="1852.31185983827" calcext:value-type="currency">
            <text:p>₺1.852,31</text:p>
          </table:table-cell>
          <table:table-cell table:style-name="ce76" table:formula="of:=[.E36]+[.E30]+[.E24]+[.E18]+[.E12]+[.E6]" office:value-type="float" office:value="1429.2" calcext:value-type="float">
            <text:p>1.429,20</text:p>
          </table:table-cell>
        </table:table-row>
      </table:table>
      <table:table table:name="08-22" table:style-name="ta1">
        <table:shapes>
          <draw:frame draw:z-index="0" draw:name="Image 10" draw:style-name="gr2" draw:text-style-name="P1" svg:width="15.386cm" svg:height="15.917cm" svg:x="10.261cm" svg:y="0cm">
            <draw:image xlink:href="Pictures/100000000000027D00000293A1767F0B45C59799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248" office:value-type="date" office:date-value="2022-06-30" calcext:value-type="date">
            <text:p>30.06.2022</text:p>
          </table:table-cell>
          <table:table-cell table:style-name="ce249" office:value-type="date" office:date-value="2022-07-31" calcext:value-type="date">
            <text:p>31.07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15.3" calcext:value-type="float">
            <text:p>1.115,300 kw</text:p>
          </table:table-cell>
          <table:table-cell table:style-name="ce108" office:value-type="float" office:value="1106.796" calcext:value-type="float">
            <text:p>1.106,796 kw</text:p>
          </table:table-cell>
          <table:table-cell table:style-name="ce46" table:formula="of:=[.B3]-[.C3]" office:value-type="float" office:value="8.50399999999991" calcext:value-type="float">
            <text:p>8,504</text:p>
          </table:table-cell>
          <table:table-cell table:style-name="ce24" table:formula="of:=[.D3]*[.$E$1]" office:value-type="float" office:value="510.239999999994" calcext:value-type="float">
            <text:p>510,24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1.2" calcext:value-type="currency">
            <text:p>₺1.311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977108811543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05.66278706799" calcext:value-type="currency">
            <text:p>₺1.605,66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514" calcext:value-type="float">
            <text:p>514 kw</text:p>
          </table:table-cell>
          <table:table-cell table:style-name="ce109" office:value-type="float" office:value="293" calcext:value-type="float">
            <text:p>293 kw</text:p>
          </table:table-cell>
          <table:table-cell table:style-name="ce61" table:formula="of:=[.B12]-[.C12]" office:value-type="float" office:value="221" calcext:value-type="float">
            <text:p>221 kw</text:p>
          </table:table-cell>
          <table:table-cell table:style-name="ce86" table:formula="of:=[.D12]*[.$E$4]" office:value-type="currency" office:currency="TRY" office:value="567.919410473509" calcext:value-type="currency">
            <text:p>₺567,92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" calcext:value-type="percentage">
            <text:p>+ <text:s text:c="6"/>%50,00</text:p>
          </table:table-cell>
          <table:table-cell table:formula="of:=([.D12]*[.$E$4]*[.C13])" office:value-type="currency" office:currency="TRY" office:value="283.959705236755" calcext:value-type="currency">
            <text:p>₺283,96</text:p>
          </table:table-cell>
          <table:table-cell table:style-name="ce86" table:formula="of:=[.D13]+[.E12]" office:value-type="currency" office:currency="TRY" office:value="851.879115710264" calcext:value-type="currency">
            <text:p>₺851,88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901.879115710264" calcext:value-type="currency">
            <text:p>₺901,88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33129507682664" calcext:value-type="percentage">
            <text:p>%43,3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94.27" calcext:value-type="float">
            <text:p>394 kw</text:p>
          </table:table-cell>
          <table:table-cell table:style-name="ce163" office:value-type="float" office:value="313" calcext:value-type="float">
            <text:p>313 kw</text:p>
          </table:table-cell>
          <table:table-cell table:style-name="ce167" table:formula="of:=[.B18]-[.C18]" office:value-type="float" office:value="81.27" calcext:value-type="float">
            <text:p>81 kw</text:p>
          </table:table-cell>
          <table:table-cell table:style-name="ce172" table:formula="of:=[.D18]*[.$E$4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18]*[.$E$4]*[.C19])" office:value-type="currency" office:currency="TRY" office:value="0" calcext:value-type="currency">
            <text:p>₺0,00</text:p>
          </table:table-cell>
          <table:table-cell table:style-name="ce173" table:formula="of:=[.D19]+[.E18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159277986829729" calcext:value-type="percentage">
            <text:p>%15,93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3.351532979351" calcext:value-type="currency">
            <text:p>₺273,3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80.969999999994" calcext:value-type="float">
            <text:p>181 kw</text:p>
          </table:table-cell>
          <table:table-cell table:style-name="ce109"/>
          <table:table-cell table:style-name="ce61" table:formula="of:=[.B24]-[.C24]" office:value-type="float" office:value="180.969999999994" calcext:value-type="float">
            <text:p>181 kw</text:p>
          </table:table-cell>
          <table:table-cell table:style-name="ce102" table:formula="of:=[.D24]*[.$E$4]" office:value-type="currency" office:currency="TRY" office:value="465.051473816234" calcext:value-type="currency">
            <text:p>₺465,0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3.2525736908117" calcext:value-type="currency">
            <text:p>₺23,25</text:p>
          </table:table-cell>
          <table:table-cell table:style-name="ce86" table:formula="of:=[.D25]+[.E24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54676230793345" calcext:value-type="percentage">
            <text:p>%35,47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17" calcext:value-type="float">
            <text:p>7.017 kw</text:p>
          </table:table-cell>
          <table:table-cell table:style-name="ce194" office:value-type="float" office:value="6990" calcext:value-type="float">
            <text:p>6.990 kw</text:p>
          </table:table-cell>
          <table:table-cell table:style-name="ce194" table:formula="of:=[.B36]-[.C36]" office:value-type="float" office:value="27" calcext:value-type="float">
            <text:p>27 kw</text:p>
          </table:table-cell>
          <table:table-cell table:style-name="ce209" table:formula="of:=[.D36]*[.$E$4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10.239999999994" calcext:value-type="float">
            <text:p>KW 510,24</text:p>
          </table:table-cell>
          <table:table-cell table:style-name="ce41" table:formula="of:=[.E8]+[.E14]+[.E20]+[.E26]+[.E32]+[.E38]" office:value-type="currency" office:currency="TRY" office:value="1599.02845954845" calcext:value-type="currency">
            <text:p>₺1.599,03</text:p>
          </table:table-cell>
          <table:table-cell table:style-name="ce76" table:formula="of:=[.E36]+[.E30]+[.E24]+[.E18]+[.E12]+[.E6]" office:value-type="float" office:value="1311.2" calcext:value-type="float">
            <text:p>1.311,20</text:p>
          </table:table-cell>
        </table:table-row>
      </table:table>
      <table:table table:name="09-22" table:style-name="ta1">
        <table:shapes>
          <draw:frame draw:z-index="0" draw:name="Image 8" draw:style-name="gr2" draw:text-style-name="P1" svg:width="14.95cm" svg:height="15.352cm" svg:x="10.63cm" svg:y="0.037cm">
            <draw:image xlink:href="Pictures/100000000000022E0000023DDB10EA9C7DD740B2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row table:style-name="ro2">
          <table:table-cell/>
          <table:table-cell table:style-name="ce248" office:value-type="date" office:date-value="2022-07-30" calcext:value-type="date">
            <text:p>30.07.2022</text:p>
          </table:table-cell>
          <table:table-cell table:style-name="ce249" office:value-type="date" office:date-value="2022-08-31" calcext:value-type="date">
            <text:p>31.08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26.738" calcext:value-type="float">
            <text:p>1.126,738 kw</text:p>
          </table:table-cell>
          <table:table-cell table:style-name="ce108" office:value-type="float" office:value="1115.3" calcext:value-type="float">
            <text:p>1.115,300 kw</text:p>
          </table:table-cell>
          <table:table-cell table:style-name="ce46" table:formula="of:=[.B3]-[.C3]" office:value-type="float" office:value="11.4380000000001" calcext:value-type="float">
            <text:p>11,438</text:p>
          </table:table-cell>
          <table:table-cell table:style-name="ce24" table:formula="of:=[.D3]*[.$E$1]" office:value-type="float" office:value="686.280000000006" calcext:value-type="float">
            <text:p>686,28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762" calcext:value-type="currency">
            <text:p>₺1.762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746517456429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6.21645829566" calcext:value-type="currency">
            <text:p>₺1.596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38" calcext:value-type="float">
            <text:p>838 kw</text:p>
          </table:table-cell>
          <table:table-cell table:style-name="ce109" office:value-type="float" office:value="514" calcext:value-type="float">
            <text:p>514 kw</text:p>
          </table:table-cell>
          <table:table-cell table:style-name="ce61" table:formula="of:=[.B12]-[.C12]" office:value-type="float" office:value="324" calcext:value-type="float">
            <text:p>324 kw</text:p>
          </table:table-cell>
          <table:table-cell table:style-name="ce86" table:formula="of:=[.D12]*[.$E$4]" office:value-type="currency" office:currency="TRY" office:value="831.858716558832" calcext:value-type="currency">
            <text:p>₺831,86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33" calcext:value-type="percentage">
            <text:p>+ <text:s text:c="6"/>%33,00</text:p>
          </table:table-cell>
          <table:table-cell table:formula="of:=([.D12]*[.$E$4]*[.C13])" office:value-type="currency" office:currency="TRY" office:value="274.513376464414" calcext:value-type="currency">
            <text:p>₺274,51</text:p>
          </table:table-cell>
          <table:table-cell table:style-name="ce86" table:formula="of:=[.D13]+[.E12]" office:value-type="currency" office:currency="TRY" office:value="1106.37209302325" calcext:value-type="currency">
            <text:p>₺1.106,37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156.37209302325" calcext:value-type="currency">
            <text:p>₺1.156,37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72110508830211" calcext:value-type="percentage">
            <text:p>%47,2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2.021695129443" calcext:value-type="currency">
            <text:p>₺152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412" calcext:value-type="float">
            <text:p>412 kw</text:p>
          </table:table-cell>
          <table:table-cell table:style-name="ce163" office:value-type="float" office:value="394" calcext:value-type="float">
            <text:p>394 kw</text:p>
          </table:table-cell>
          <table:table-cell table:style-name="ce167" table:formula="of:=[.B18]-[.C18]" office:value-type="float" office:value="18" calcext:value-type="float">
            <text:p>18 kw</text:p>
          </table:table-cell>
          <table:table-cell table:style-name="ce172" table:formula="of:=[.D18]*[.$E$4]" office:value-type="currency" office:currency="TRY" office:value="46.2143731421573" calcext:value-type="currency">
            <text:p>₺46,21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7" calcext:value-type="percentage">
            <text:p>+ <text:s text:c="6"/>%70,00</text:p>
          </table:table-cell>
          <table:table-cell table:formula="of:=([.D18]*[.$E$4]*[.C19])" office:value-type="currency" office:currency="TRY" office:value="32.3500611995101" calcext:value-type="currency">
            <text:p>₺32,35</text:p>
          </table:table-cell>
          <table:table-cell table:style-name="ce173" table:formula="of:=[.D19]+[.E18]" office:value-type="currency" office:currency="TRY" office:value="78.5644343416674" calcext:value-type="currency">
            <text:p>₺78,56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88.5644343416674" calcext:value-type="currency">
            <text:p>₺88,56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62283616016784" calcext:value-type="percentage">
            <text:p>%2,62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92.241332663838" calcext:value-type="currency">
            <text:p>₺292,24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-[.D30]" office:value-type="float" office:value="328.280000000006" calcext:value-type="float">
            <text:p>328 kw</text:p>
          </table:table-cell>
          <table:table-cell table:style-name="ce109"/>
          <table:table-cell table:style-name="ce61" table:formula="of:=[.B24]-[.C24]" office:value-type="float" office:value="328.280000000006" calcext:value-type="float">
            <text:p>328 kw</text:p>
          </table:table-cell>
          <table:table-cell table:style-name="ce102" table:formula="of:=[.D24]*[.$E$4]" office:value-type="currency" office:currency="TRY" office:value="842.847467505982" calcext:value-type="currency">
            <text:p>₺842,8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42.1423733752991" calcext:value-type="currency">
            <text:p>₺42,14</text:p>
          </table:table-cell>
          <table:table-cell table:style-name="ce86" table:formula="of:=[.D25]+[.E24]" office:value-type="currency" office:currency="TRY" office:value="884.989840881282" calcext:value-type="currency">
            <text:p>₺884,99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904.989840881282" calcext:value-type="currency">
            <text:p>₺904,99</text:p>
          </table:table-cell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478347030366619" calcext:value-type="percentage">
            <text:p>%47,83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0" calcext:value-type="currency">
            <text:p>₺2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33" calcext:value-type="float">
            <text:p>7.033 kw</text:p>
          </table:table-cell>
          <table:table-cell table:style-name="ce194" office:value-type="float" office:value="7017" calcext:value-type="float">
            <text:p>7.017 kw</text:p>
          </table:table-cell>
          <table:table-cell table:style-name="ce194" table:formula="of:=[.B36]-[.C36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41.0794427930287" calcext:value-type="currency">
            <text:p>₺41,0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51.0794427930287" calcext:value-type="currency">
            <text:p>₺51,08</text:p>
          </table:table-cell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86.280000000006" calcext:value-type="float">
            <text:p>KW 686,28</text:p>
          </table:table-cell>
          <table:table-cell table:style-name="ce41" table:formula="of:=[.E8]+[.E14]+[.E20]+[.E26]+[.E32]+[.E38]" office:value-type="currency" office:currency="TRY" office:value="2169.92636824619" calcext:value-type="currency">
            <text:p>₺2.169,93</text:p>
          </table:table-cell>
          <table:table-cell table:style-name="ce76" table:formula="of:=[.E36]+[.E30]+[.E24]+[.E18]+[.E12]+[.E6]" office:value-type="float" office:value="1762" calcext:value-type="float">
            <text:p>1.762,00</text:p>
          </table:table-cell>
        </table:table-row>
      </table:table>
      <table:table table:name="10-22" table:style-name="ta1">
        <table:shapes>
          <draw:frame draw:z-index="0" draw:name="Image 9" draw:style-name="gr2" draw:text-style-name="P1" svg:width="15.36cm" svg:height="15.748cm" svg:x="10.34cm" svg:y="0.507cm">
            <draw:image xlink:href="Pictures/100000000000027B0000028BB3EBB2AF3DFD436E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column table:style-name="co3" table:number-columns-repeated="5" table:default-cell-style-name="Default"/>
        <table:table-row table:style-name="ro2">
          <table:table-cell/>
          <table:table-cell table:style-name="ce248" office:value-type="date" office:date-value="2022-08-31" calcext:value-type="date">
            <text:p>31.08.2022</text:p>
          </table:table-cell>
          <table:table-cell table:style-name="ce249" office:value-type="date" office:date-value="2022-09-30" calcext:value-type="date">
            <text:p>30.09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5"/>
        </table:table-row>
        <table:table-row table:style-name="ro2">
          <table:table-cell/>
          <table:table-cell table:style-name="ce106" office:value-type="float" office:value="1136.75" calcext:value-type="float">
            <text:p>1.136,750 kw</text:p>
          </table:table-cell>
          <table:table-cell table:style-name="ce108" office:value-type="float" office:value="1126.738" calcext:value-type="float">
            <text:p>1.126,738 kw</text:p>
          </table:table-cell>
          <table:table-cell table:style-name="ce46" table:formula="of:=[.B3]-[.C3]" office:value-type="float" office:value="10.0119999999999" calcext:value-type="float">
            <text:p>10,012</text:p>
          </table:table-cell>
          <table:table-cell table:style-name="ce24" table:formula="of:=[.D3]*[.$E$1]" office:value-type="float" office:value="600.719999999997" calcext:value-type="float">
            <text:p>600,720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998" calcext:value-type="currency">
            <text:p>₺1.998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600878945268" calcext:value-type="currency">
            <text:p>₺3,3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office:value-type="float" office:value="0" calcext:value-type="float">
            <text:p>0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  <table:table-cell table:number-columns-repeated="5"/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52.97355726073" calcext:value-type="currency">
            <text:p>₺1.652,97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1004" calcext:value-type="float">
            <text:p>1.004 kw</text:p>
          </table:table-cell>
          <table:table-cell table:style-name="ce109" office:value-type="float" office:value="838" calcext:value-type="float">
            <text:p>838 kw</text:p>
          </table:table-cell>
          <table:table-cell table:style-name="ce61" table:formula="of:=[.B12]-[.C12]" office:value-type="float" office:value="166" calcext:value-type="float">
            <text:p>166 kw</text:p>
          </table:table-cell>
          <table:table-cell table:style-name="ce86" table:formula="of:=[.D12]*[.$E$4]" office:value-type="currency" office:currency="TRY" office:value="552.117459049144" calcext:value-type="currency">
            <text:p>₺552,12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6" calcext:value-type="percentage">
            <text:p>+ <text:s text:c="6"/>%60,00</text:p>
          </table:table-cell>
          <table:table-cell table:formula="of:=([.D12]*[.$E$4]*[.C13])" office:value-type="currency" office:currency="TRY" office:value="331.270475429486" calcext:value-type="currency">
            <text:p>₺331,27</text:p>
          </table:table-cell>
          <table:table-cell table:style-name="ce86" table:formula="of:=[.D13]+[.E12]" office:value-type="currency" office:currency="TRY" office:value="883.387934478631" calcext:value-type="currency">
            <text:p>₺883,39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933.387934478631" calcext:value-type="currency">
            <text:p>₺933,39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276335064589161" calcext:value-type="percentage">
            <text:p>%27,63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9.583739403365" calcext:value-type="currency">
            <text:p>₺159,58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56" office:value-type="float" office:value="427" calcext:value-type="float">
            <text:p>427 kw</text:p>
          </table:table-cell>
          <table:table-cell table:style-name="ce163" office:value-type="float" office:value="412" calcext:value-type="float">
            <text:p>412 kw</text:p>
          </table:table-cell>
          <table:table-cell table:style-name="ce167" table:formula="of:=[.B18]-[.C18]" office:value-type="float" office:value="15" calcext:value-type="float">
            <text:p>15 kw</text:p>
          </table:table-cell>
          <table:table-cell table:style-name="ce172" table:formula="of:=[.D18]*[.$E$4]" office:value-type="currency" office:currency="TRY" office:value="49.8901318417901" calcext:value-type="currency">
            <text:p>₺49,89</text:p>
          </table:table-cell>
          <table:table-cell table:number-columns-repeated="5"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8" calcext:value-type="percentage">
            <text:p>+ <text:s text:c="6"/>%80,00</text:p>
          </table:table-cell>
          <table:table-cell table:formula="of:=([.D18]*[.$E$4]*[.C19])" office:value-type="currency" office:currency="TRY" office:value="39.9121054734321" calcext:value-type="currency">
            <text:p>₺39,91</text:p>
          </table:table-cell>
          <table:table-cell table:style-name="ce173" table:formula="of:=[.D19]+[.E18]" office:value-type="currency" office:currency="TRY" office:value="89.8022373152222" calcext:value-type="currency">
            <text:p>₺89,80</text:p>
          </table:table-cell>
          <table:table-cell table:number-columns-repeated="5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9.8022373152222" calcext:value-type="currency">
            <text:p>₺99,8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49700359568519" calcext:value-type="percentage">
            <text:p>%2,50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89.4655993205" calcext:value-type="currency">
            <text:p>₺289,47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46" table:formula="of:=[.E3]-[.D6]-[.D12]-[.D18]-[.D36]-[.D30]" office:value-type="float" office:value="236.719999999997" calcext:value-type="float">
            <text:p>237 kw</text:p>
          </table:table-cell>
          <table:table-cell table:style-name="ce109"/>
          <table:table-cell table:style-name="ce61" table:formula="of:=[.B24]-[.C24]" office:value-type="float" office:value="236.719999999997" calcext:value-type="float">
            <text:p>237 kw</text:p>
          </table:table-cell>
          <table:table-cell table:style-name="ce102" table:formula="of:=[.D24]*[.$E$4]" office:value-type="currency" office:currency="TRY" office:value="787.332800639226" calcext:value-type="currency">
            <text:p>₺787,33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39.3666400319613" calcext:value-type="currency">
            <text:p>₺39,37</text:p>
          </table:table-cell>
          <table:table-cell table:style-name="ce86" table:formula="of:=[.D25]+[.E24]" office:value-type="currency" office:currency="TRY" office:value="826.699440671187" calcext:value-type="currency">
            <text:p>₺826,7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846.699440671187" calcext:value-type="currency">
            <text:p>₺846,70</text:p>
          </table:table-cell>
          <table:table-cell table:number-columns-repeated="5"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394060460780393" calcext:value-type="percentage">
            <text:p>%39,41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office:value-type="float" office:value="3550" calcext:value-type="float">
            <text:p>3.550 kw</text:p>
          </table:table-cell>
          <table:table-cell table:style-name="ce61" table:formula="of:=[.B30]-[.C30]" office:value-type="float" office:value="125" calcext:value-type="float">
            <text:p>125 kw</text:p>
          </table:table-cell>
          <table:table-cell table:style-name="ce102" table:formula="of:=[.D30]*[.$E$4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.208083632973766" calcext:value-type="percentage">
            <text:p>%20,81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84" office:value-type="float" office:value="7048" calcext:value-type="float">
            <text:p>7.048 kw</text:p>
          </table:table-cell>
          <table:table-cell table:style-name="ce194" office:value-type="float" office:value="7033" calcext:value-type="float">
            <text:p>7.033 kw</text:p>
          </table:table-cell>
          <table:table-cell table:style-name="ce194" table:formula="of:=[.B36]-[.C36]+[.J39]" office:value-type="float" office:value="58" calcext:value-type="float">
            <text:p>58 kw</text:p>
          </table:table-cell>
          <table:table-cell table:style-name="ce209" table:formula="of:=[.D36]*[.$E$4]" office:value-type="currency" office:currency="TRY" office:value="192.908509788255" calcext:value-type="currency">
            <text:p>₺192,91</text:p>
          </table:table-cell>
          <table:table-cell table:number-columns-repeated="5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02.908509788255" calcext:value-type="currency">
            <text:p>₺202,91</text:p>
          </table:table-cell>
          <table:table-cell table:number-columns-repeated="5"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  <table:table-cell table:number-columns-repeated="5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/>
          <table:table-cell office:value-type="string" calcext:value-type="string">
            <text:p>hacı snyG kaynak işleri için eklenen KW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00.719999999997" calcext:value-type="float">
            <text:p>KW 600,72</text:p>
          </table:table-cell>
          <table:table-cell table:style-name="ce41" table:formula="of:=[.E8]+[.E14]+[.E20]+[.E26]+[.E32]+[.E37]" office:value-type="currency" office:currency="TRY" office:value="2498.54922093488" calcext:value-type="currency">
            <text:p>₺2.498,55</text:p>
          </table:table-cell>
          <table:table-cell table:style-name="ce76" table:formula="of:=[.E36]+[.E30]+[.E24]+[.E18]+[.E12]+[.E6]" office:value-type="float" office:value="1998" calcext:value-type="float">
            <text:p>1.998,00</text:p>
          </table:table-cell>
          <table:table-cell table:number-columns-repeated="5"/>
        </table:table-row>
      </table:table>
      <table:table table:name="11-22" table:style-name="ta1">
        <table:shapes>
          <draw:frame draw:z-index="0" draw:name="Image 11" draw:style-name="gr2" draw:text-style-name="P1" svg:width="15.475cm" svg:height="15.821cm" svg:x="10.156cm" svg:y="0.181cm">
            <draw:image xlink:href="Pictures/1000000000000274000002827E0D2C55ACEB4340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09-30" calcext:value-type="date">
            <text:p>30.09.2022</text:p>
          </table:table-cell>
          <table:table-cell table:style-name="ce249" office:value-type="date" office:date-value="2022-10-30" calcext:value-type="date">
            <text:p>30.10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48.432" calcext:value-type="float">
            <text:p>1.148,432 kw</text:p>
          </table:table-cell>
          <table:table-cell table:style-name="ce108" office:value-type="float" office:value="1136.75" calcext:value-type="float">
            <text:p>1.136,750 kw</text:p>
          </table:table-cell>
          <table:table-cell table:style-name="ce46" table:formula="of:=[.B3]-[.C3]" office:value-type="float" office:value="11.682" calcext:value-type="float">
            <text:p>11,682</text:p>
          </table:table-cell>
          <table:table-cell table:style-name="ce24" table:formula="of:=[.D3]*[.$E$1]" office:value-type="float" office:value="700.920000000001" calcext:value-type="float">
            <text:p>700,9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34" calcext:value-type="currency">
            <text:p>₺2.334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990926211265" calcext:value-type="currency">
            <text:p>₺3,33</text:p>
          </table:table-cell>
          <table:table-cell table:style-name="ce251" table:formula="of:=[.D3]/3.33/60" office:value-type="currency" office:currency="TRY" office:value="0.0584684684684686" calcext:value-type="currency">
            <text:p>₺0,06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023" calcext:value-type="float">
            <text:p>119.023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6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70.67757250065" calcext:value-type="currency">
            <text:p>₺1.670,68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66" calcext:value-type="float">
            <text:p>1.266 kw</text:p>
          </table:table-cell>
          <table:table-cell table:style-name="ce109" office:value-type="float" office:value="1004" calcext:value-type="float">
            <text:p>1.004 kw</text:p>
          </table:table-cell>
          <table:table-cell table:style-name="ce61" table:formula="of:=[.B12]-[.C12]" office:value-type="float" office:value="262" calcext:value-type="float">
            <text:p>262 kw</text:p>
          </table:table-cell>
          <table:table-cell table:style-name="ce86" table:formula="of:=[.D12]*[.$E$4]" office:value-type="currency" office:currency="TRY" office:value="872.436226673514" calcext:value-type="currency">
            <text:p>₺872,44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348.974490669405" calcext:value-type="currency">
            <text:p>₺348,97</text:p>
          </table:table-cell>
          <table:table-cell table:style-name="ce86" table:formula="of:=[.D13]+[.E12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2]/[.$E$3]" office:value-type="percentage" office:value="0.373794441591051" calcext:value-type="percentage">
            <text:p>%37,38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28.662388937637" calcext:value-type="currency">
            <text:p>₺128,66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454" calcext:value-type="float">
            <text:p>454 kw</text:p>
          </table:table-cell>
          <table:table-cell table:style-name="ce163" office:value-type="float" office:value="427" calcext:value-type="float">
            <text:p>427 kw</text:p>
          </table:table-cell>
          <table:table-cell table:style-name="ce167" table:formula="of:=[.B18]-[.C18]" office:value-type="float" office:value="27" calcext:value-type="float">
            <text:p>27 kw</text:p>
          </table:table-cell>
          <table:table-cell table:style-name="ce172" table:formula="of:=[.D18]*[.$E$4]" office:value-type="currency" office:currency="TRY" office:value="89.9075500770415" calcext:value-type="currency">
            <text:p>₺89,91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8.99075500770415" calcext:value-type="currency">
            <text:p>₺8,99</text:p>
          </table:table-cell>
          <table:table-cell table:style-name="ce173" table:formula="of:=[.D19]+[.E18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8]/[.$E$3]" office:value-type="percentage" office:value="0.0385208012326656" calcext:value-type="percentage">
            <text:p>%3,85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00.25575641232" calcext:value-type="currency">
            <text:p>₺400,2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09.920000000001" calcext:value-type="float">
            <text:p>310 kw</text:p>
          </table:table-cell>
          <table:table-cell table:style-name="ce109"/>
          <table:table-cell table:style-name="ce61" table:formula="of:=[.B24]-[.C24]" office:value-type="float" office:value="309.920000000001" calcext:value-type="float">
            <text:p>310 kw</text:p>
          </table:table-cell>
          <table:table-cell table:style-name="ce102" table:formula="of:=[.D24]*[.$E$4]" office:value-type="currency" office:currency="TRY" office:value="1032.00547851396" calcext:value-type="currency">
            <text:p>₺1.032,01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455" calcext:value-type="percentage">
            <text:p>+ <text:s text:c="6"/>%14,55</text:p>
          </table:table-cell>
          <table:table-cell table:style-name="ce253" table:formula="of:=([.D24]*[.$E$4]*[.C25])" office:value-type="currency" office:currency="TRY" office:value="150.15679712378" calcext:value-type="currency">
            <text:p>₺150,16</text:p>
          </table:table-cell>
          <table:table-cell table:style-name="ce86" table:formula="of:=[.D25]+[.E24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 office:value-type="string" calcext:value-type="string">
            <text:p>önceki ay yanlışlıkla düşülen</text:p>
          </table:table-cell>
          <table:table-cell table:style-name="ce254"/>
          <table:table-cell table:formula="of:=[.E25]+[.C27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24]/[.$E$3]" office:value-type="percentage" office:value="0.442161730297324" calcext:value-type="percentage">
            <text:p>%44,2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762" calcext:value-type="float">
            <text:p>3.762 kw</text:p>
          </table:table-cell>
          <table:table-cell table:style-name="ce109" office:value-type="float" office:value="3675" calcext:value-type="float">
            <text:p>3.675 kw</text:p>
          </table:table-cell>
          <table:table-cell table:style-name="ce61" table:formula="of:=[.B30]-[.C30]" office:value-type="float" office:value="87" calcext:value-type="float">
            <text:p>87 kw</text:p>
          </table:table-cell>
          <table:table-cell table:style-name="ce102" table:formula="of:=[.D30]*[.$E$4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/>
          <table:table-cell table:style-name="ce175" table:formula="of:=[.D30]/[.$E$3]" office:value-type="percentage" office:value="0.1241225817497" calcext:value-type="percentage">
            <text:p>%12,41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063" calcext:value-type="float">
            <text:p>7.063 kw</text:p>
          </table:table-cell>
          <table:table-cell table:style-name="ce194" office:value-type="float" office:value="7048" calcext:value-type="float">
            <text:p>7.048 kw</text:p>
          </table:table-cell>
          <table:table-cell table:style-name="ce194" table:formula="of:=[.B36]-[.C36]+[.J39]" office:value-type="float" office:value="15" calcext:value-type="float">
            <text:p>15 kw</text:p>
          </table:table-cell>
          <table:table-cell table:style-name="ce209" table:formula="of:=[.D36]*[.$E$4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/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700.920000000001" calcext:value-type="float">
            <text:p>KW 700,92</text:p>
          </table:table-cell>
          <table:table-cell table:style-name="ce41" table:formula="of:=[.E8]+[.E14]+[.E20]+[.E26]+[.E32]+[.E37]" office:value-type="currency" office:currency="TRY" office:value="2842.12204280089" calcext:value-type="currency">
            <text:p>₺2.842,12</text:p>
          </table:table-cell>
          <table:table-cell table:style-name="ce76" table:formula="of:=[.E36]+[.E30]+[.E24]+[.E18]+[.E12]+[.E6]" office:value-type="float" office:value="2334" calcext:value-type="float">
            <text:p>2.334,00</text:p>
          </table:table-cell>
          <table:table-cell/>
        </table:table-row>
      </table:table>
      <table:table table:name="12-22" table:style-name="ta1">
        <table:shapes>
          <draw:frame draw:z-index="0" draw:name="Image 12" draw:style-name="gr2" draw:text-style-name="P1" svg:width="15.4cm" svg:height="15.381cm" svg:x="10.028cm" svg:y="0.452cm">
            <draw:image xlink:href="Pictures/100000000000031E0000031DFFCD94FFB53ED1FB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1-30" calcext:value-type="date">
            <text:p>30.11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69.069" calcext:value-type="float">
            <text:p>1.169,069 kw</text:p>
          </table:table-cell>
          <table:table-cell table:style-name="ce108" office:value-type="float" office:value="1148.432" calcext:value-type="float">
            <text:p>1.148,432 kw</text:p>
          </table:table-cell>
          <table:table-cell table:style-name="ce46" table:formula="of:=[.B3]-[.C3]" office:value-type="float" office:value="20.6369999999999" calcext:value-type="float">
            <text:p>20,637</text:p>
          </table:table-cell>
          <table:table-cell table:style-name="ce24" table:formula="of:=[.D3]*[.$E$1]" office:value-type="float" office:value="1238.22" calcext:value-type="float">
            <text:p>1.238,2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4516" calcext:value-type="currency">
            <text:p>₺4.516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64717093892847" calcext:value-type="currency">
            <text:p>₺3,65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205" calcext:value-type="float">
            <text:p>119.205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182" calcext:value-type="float">
            <text:p>182 kw</text:p>
          </table:table-cell>
          <table:table-cell table:style-name="ce83" table:formula="of:=[.D6]*[.$E$4]" office:value-type="currency" office:currency="TRY" office:value="663.785110884982" calcext:value-type="currency">
            <text:p>₺663,79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663.785110884982" calcext:value-type="currency">
            <text:p>₺663,79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693.785110884982" calcext:value-type="currency">
            <text:p>₺693,79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6]/[.$E$3]" office:value-type="percentage" office:value="0.146985188415629" calcext:value-type="percentage">
            <text:p>%14,7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734.12517160527" calcext:value-type="currency">
            <text:p>₺1.734,13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523" calcext:value-type="float">
            <text:p>1.523 kw</text:p>
          </table:table-cell>
          <table:table-cell table:style-name="ce109" office:value-type="float" office:value="1266" calcext:value-type="float">
            <text:p>1.266 kw</text:p>
          </table:table-cell>
          <table:table-cell table:style-name="ce61" table:formula="of:=[.B12]-[.C12]" office:value-type="float" office:value="257" calcext:value-type="float">
            <text:p>257 kw</text:p>
          </table:table-cell>
          <table:table-cell table:style-name="ce86" table:formula="of:=[.D12]*[.$E$4]" office:value-type="currency" office:currency="TRY" office:value="937.322931304617" calcext:value-type="currency">
            <text:p>₺937,32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4" calcext:value-type="percentage">
            <text:p>+ <text:s text:c="6"/>%44,00</text:p>
          </table:table-cell>
          <table:table-cell table:style-name="ce62" table:formula="of:=([.D12]*[.$E$4]*[.C13])" office:value-type="currency" office:currency="TRY" office:value="412.422089774032" calcext:value-type="currency">
            <text:p>₺412,42</text:p>
          </table:table-cell>
          <table:table-cell table:style-name="ce86" table:formula="of:=[.D13]+[.E12]" office:value-type="currency" office:currency="TRY" office:value="1349.74502107865" calcext:value-type="currency">
            <text:p>₺1.349,75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1399.74502107865" calcext:value-type="currency">
            <text:p>₺1.399,75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207556007817674" calcext:value-type="percentage">
            <text:p>%20,7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40.095791187931" calcext:value-type="currency">
            <text:p>₺140,1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510" calcext:value-type="float">
            <text:p>510 kw</text:p>
          </table:table-cell>
          <table:table-cell table:style-name="ce163" office:value-type="float" office:value="454" calcext:value-type="float">
            <text:p>454 kw</text:p>
          </table:table-cell>
          <table:table-cell table:style-name="ce167" table:formula="of:=[.B18]-[.C18]" office:value-type="float" office:value="56" calcext:value-type="float">
            <text:p>56 kw</text:p>
          </table:table-cell>
          <table:table-cell table:style-name="ce172" table:formula="of:=[.D18]*[.$E$4]" office:value-type="currency" office:currency="TRY" office:value="204.241572579994" calcext:value-type="currency">
            <text:p>₺204,24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20.4241572579994" calcext:value-type="currency">
            <text:p>₺20,42</text:p>
          </table:table-cell>
          <table:table-cell table:style-name="ce173" table:formula="of:=[.D19]+[.E18]" office:value-type="currency" office:currency="TRY" office:value="224.665729837993" calcext:value-type="currency">
            <text:p>₺224,67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244.665729837993" calcext:value-type="currency">
            <text:p>₺244,67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18]/[.$E$3]" office:value-type="percentage" office:value="0.0452262118201936" calcext:value-type="percentage">
            <text:p>%4,5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66.861269701873" calcext:value-type="currency">
            <text:p>₺466,8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96.219999999997" calcext:value-type="float">
            <text:p>396 kw</text:p>
          </table:table-cell>
          <table:table-cell table:style-name="ce109"/>
          <table:table-cell table:style-name="ce61" table:formula="of:=[.B24]-[.C24]" office:value-type="float" office:value="396.219999999997" calcext:value-type="float">
            <text:p>396 kw</text:p>
          </table:table-cell>
          <table:table-cell table:style-name="ce102" table:formula="of:=[.D24]*[.$E$4]" office:value-type="currency" office:currency="TRY" office:value="1445.08206942223" calcext:value-type="currency">
            <text:p>₺1.445,08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5" calcext:value-type="percentage">
            <text:p>+ <text:s text:c="6"/>%15,00</text:p>
          </table:table-cell>
          <table:table-cell table:style-name="ce253" table:formula="of:=([.D24]*[.$E$4]*[.C25])" office:value-type="currency" office:currency="TRY" office:value="216.762310413334" calcext:value-type="currency">
            <text:p>₺216,76</text:p>
          </table:table-cell>
          <table:table-cell table:style-name="ce86" table:formula="of:=[.D25]+[.E24]" office:value-type="currency" office:currency="TRY" office:value="1661.84437983556" calcext:value-type="currency">
            <text:p>₺1.661,84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681.84437983556" calcext:value-type="currency">
            <text:p>₺1.681,8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9991600846374" calcext:value-type="percentage">
            <text:p>%32,00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052" calcext:value-type="float">
            <text:p>4.052 kw</text:p>
          </table:table-cell>
          <table:table-cell table:style-name="ce109" office:value-type="float" office:value="3762" calcext:value-type="float">
            <text:p>3.762 kw</text:p>
          </table:table-cell>
          <table:table-cell table:style-name="ce61" table:formula="of:=[.B30]-[.C30]" office:value-type="float" office:value="290" calcext:value-type="float">
            <text:p>290 kw</text:p>
          </table:table-cell>
          <table:table-cell table:style-name="ce102" table:formula="of:=[.D30]*[.$E$4]" office:value-type="currency" office:currency="TRY" office:value="1057.67957228926" calcext:value-type="currency">
            <text:p>₺1.057,68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1057.67957228926" calcext:value-type="currency">
            <text:p>₺1.057,68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1087.67957228926" calcext:value-type="currency">
            <text:p>₺1.087,68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30" calcext:value-type="currency">
            <text:p>₺30,00</text:p>
          </table:table-cell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30]/[.$E$3]" office:value-type="percentage" office:value="0.234207168354574" calcext:value-type="percentage">
            <text:p>%23,4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20" calcext:value-type="float">
            <text:p>7.120 kw</text:p>
          </table:table-cell>
          <table:table-cell table:style-name="ce194" office:value-type="float" office:value="7063" calcext:value-type="float">
            <text:p>7.063 kw</text:p>
          </table:table-cell>
          <table:table-cell table:style-name="ce194" table:formula="of:=[.B36]-[.C36]+[.J39]" office:value-type="float" office:value="57" calcext:value-type="float">
            <text:p>57 kw</text:p>
          </table:table-cell>
          <table:table-cell table:style-name="ce209" table:formula="of:=[.D36]*[.$E$4]" office:value-type="currency" office:currency="TRY" office:value="207.888743518923" calcext:value-type="currency">
            <text:p>₺207,89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17.888743518923" calcext:value-type="currency">
            <text:p>₺217,89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238.22" calcext:value-type="float">
            <text:p>KW 1238,22</text:p>
          </table:table-cell>
          <table:table-cell table:style-name="ce41" table:formula="of:=[.E8]+[.E14]+[.E20]+[.E26]+[.E32]+[.E37]" office:value-type="currency" office:currency="TRY" office:value="5325.60855744537" calcext:value-type="currency">
            <text:p>₺5.325,61</text:p>
          </table:table-cell>
          <table:table-cell table:style-name="ce76" table:formula="of:=[.E36]+[.E30]+[.E24]+[.E18]+[.E12]+[.E6]" office:value-type="float" office:value="4516" calcext:value-type="float">
            <text:p>4.516,00</text:p>
          </table:table-cell>
          <table:table-cell/>
        </table:table-row>
      </table:table>
      <table:table table:name="Sheet7" table:style-name="ta1">
        <table:table-column table:style-name="co37" table:default-cell-style-name="Default"/>
        <table:table-column table:style-name="co4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 table:formula="of:=[$'05-22'.C4]" office:value-type="float" office:value="1360.1" calcext:value-type="float">
            <text:p>1360,10</text:p>
          </table:table-cell>
          <table:table-cell table:style-name="ce255" table:formula="of:=[$'06-22'.C4]" office:value-type="currency" office:currency="TRY" office:value="1317.2" calcext:value-type="currency">
            <text:p>₺1.317,20</text:p>
          </table:table-cell>
          <table:table-cell table:style-name="ce255" table:formula="of:=[$'07-22'.C4]" office:value-type="currency" office:currency="TRY" office:value="1429.2" calcext:value-type="currency">
            <text:p>₺1.429,20</text:p>
          </table:table-cell>
          <table:table-cell table:style-name="ce97" table:number-columns-repeated="6"/>
          <table:table-cell table:style-name="ce98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style-name="ce90" table:formula="of:=[$'05-22'.E3]" office:value-type="float" office:value="661.979999999994" calcext:value-type="float">
            <text:p>661,98</text:p>
          </table:table-cell>
          <table:table-cell table:style-name="ce90" table:formula="of:=[$'06-22'.E3]" office:value-type="float" office:value="641.099999999997" calcext:value-type="float">
            <text:p>641,10</text:p>
          </table:table-cell>
          <table:table-cell table:style-name="ce90" table:formula="of:=[$'07-22'.E3]" office:value-type="float" office:value="556.500000000005" calcext:value-type="float">
            <text:p>556,50</text:p>
          </table:table-cell>
          <table:table-cell table:number-columns-repeated="6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2.05459379437447" calcext:value-type="float">
            <text:p>2,05</text:p>
          </table:table-cell>
          <table:table-cell table:style-name="ce68" table:formula="of:=[.G3]/[.G4]" office:value-type="float" office:value="2.05459366713462" calcext:value-type="float">
            <text:p>2,05</text:p>
          </table:table-cell>
          <table:table-cell table:style-name="ce68" table:formula="of:=[.H3]/[.H4]" office:value-type="float" office:value="2.56819407008084" calcext:value-type="float">
            <text:p>2,57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32.3243723375317" calcext:value-type="float">
            <text:p>32,32</text:p>
          </table:table-cell>
          <table:table-cell table:style-name="ce73" table:formula="of:=[.G10]-[.G9]" office:value-type="float" office:value="0.00116362501859157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271" table:formula="of:=[.O10]-[.O9]+[.B7]" office:value-type="float" office:value="269.697813481601" calcext:value-type="float">
            <text:p>269,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office:value-type="float" office:value="60" calcext:value-type="float">
            <text:p>60,00</text:p>
          </table:table-cell>
          <table:table-cell table:style-name="ce91" office:value-type="float" office:value="89" calcext:value-type="float">
            <text:p>89,00</text:p>
          </table:table-cell>
          <table:table-cell table:style-name="ce91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123.275627662468" calcext:value-type="float">
            <text:p>123,28</text:p>
          </table:table-cell>
          <table:table-cell table:style-name="ce68" table:formula="of:=[.G5]*[.G8]" office:value-type="float" office:value="182.858836374981" calcext:value-type="float">
            <text:p>182,86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office:value-type="float" office:value="155.6" calcext:value-type="float">
            <text:p>155,60</text:p>
          </table:table-cell>
          <table:table-cell table:style-name="ce92" office:value-type="float" office:value="182.86" calcext:value-type="float">
            <text:p>182,86</text:p>
          </table:table-cell>
          <table:table-cell table:style-name="ce92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85.13" calcext:value-type="float">
            <text:p>285,13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214.372482250212" calcext:value-type="float">
            <text:p>214,37</text:p>
          </table:table-cell>
          <table:table-cell table:style-name="ce73" table:formula="of:=[.G15]-[.G14]" office:value-type="float" office:value="427.647554203709" calcext:value-type="float">
            <text:p>427,65</text:p>
          </table:table-cell>
          <table:table-cell table:style-name="ce73" table:formula="of:=[.H15]-[.H14]" office:value-type="float" office:value="446.543423180599" calcext:value-type="float">
            <text:p>446,54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1843.16882445388" calcext:value-type="float">
            <text:p>1.843,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office:value-type="float" office:value="400" calcext:value-type="float">
            <text:p>400,00</text:p>
          </table:table-cell>
          <table:table-cell table:style-name="ce91" office:value-type="float" office:value="277" calcext:value-type="float">
            <text:p>277,00</text:p>
          </table:table-cell>
          <table:table-cell table:style-name="ce91" office:value-type="float" office:value="240" calcext:value-type="float">
            <text:p>240,00</text:p>
          </table:table-cell>
          <table:table-cell table:style-name="ce91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821.837517749788" calcext:value-type="float">
            <text:p>821,84</text:p>
          </table:table-cell>
          <table:table-cell table:style-name="ce68" table:formula="of:=[.G5]*[.G13]" office:value-type="float" office:value="569.122445796291" calcext:value-type="float">
            <text:p>569,12</text:p>
          </table:table-cell>
          <table:table-cell table:style-name="ce68" table:formula="of:=[.H5]*[.H13]" office:value-type="float" office:value="616.366576819401" calcext:value-type="float">
            <text:p>616,37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2" calcext:value-type="float">
            <text:p>5.253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office:value-type="float" office:value="1036.21" calcext:value-type="float">
            <text:p>1036,21</text:p>
          </table:table-cell>
          <table:table-cell table:style-name="ce94" office:value-type="float" office:value="996.77" calcext:value-type="float">
            <text:p>996,77</text:p>
          </table:table-cell>
          <table:table-cell table:style-name="ce94" office:value-type="float" office:value="1062.91" calcext:value-type="float">
            <text:p>1062,91</text:p>
          </table:table-cell>
          <table:table-cell table:style-name="ce94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28.49" calcext:value-type="float">
            <text:p>28,49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13.967621982536" calcext:value-type="float">
            <text:p>13,97</text:p>
          </table:table-cell>
          <table:table-cell table:style-name="ce73" table:formula="of:=[.G20]-[.G19]" office:value-type="float" office:value="2.46875994384527" calcext:value-type="float">
            <text:p>2,47</text:p>
          </table:table-cell>
          <table:table-cell table:style-name="ce73" table:formula="of:=[.H20]-[.H19]" office:value-type="float" office:value="3.97574123989534" calcext:value-type="float">
            <text:p>3,98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273" table:formula="of:=SUM([.B17:.M17])" office:value-type="float" office:value="120.921074655948" calcext:value-type="float">
            <text:p>120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office:value-type="float" office:value="68" calcext:value-type="float">
            <text:p>68,00</text:p>
          </table:table-cell>
          <table:table-cell table:style-name="ce91" office:value-type="float" office:value="120" calcext:value-type="float">
            <text:p>120,00</text:p>
          </table:table-cell>
          <table:table-cell table:style-name="ce91" office:value-type="float" office:value="125" calcext:value-type="float">
            <text:p>125,00</text:p>
          </table:table-cell>
          <table:table-cell table:style-name="ce91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139.712378017464" calcext:value-type="float">
            <text:p>139,71</text:p>
          </table:table-cell>
          <table:table-cell table:style-name="ce68" table:formula="of:=[.G5]*[.G18]" office:value-type="float" office:value="246.551240056155" calcext:value-type="float">
            <text:p>246,55</text:p>
          </table:table-cell>
          <table:table-cell table:style-name="ce68" table:formula="of:=[.H5]*[.H18]" office:value-type="float" office:value="321.024258760105" calcext:value-type="float">
            <text:p>321,02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office:value-type="float" office:value="153.68" calcext:value-type="float">
            <text:p>153,68</text:p>
          </table:table-cell>
          <table:table-cell table:style-name="ce94" office:value-type="float" office:value="249.02" calcext:value-type="float">
            <text:p>249,02</text:p>
          </table:table-cell>
          <table:table-cell table:style-name="ce94" office:value-type="float" office:value="325" calcext:value-type="float">
            <text:p>325,00</text:p>
          </table:table-cell>
          <table:table-cell table:style-name="ce94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0" calcext:value-type="float">
            <text:p>0,00</text:p>
          </table:table-cell>
          <table:table-cell table:style-name="ce73" table:formula="of:=[.F25]-[.F24]" office:value-type="float" office:value="20.911432973804" calcext:value-type="float">
            <text:p>20,91</text:p>
          </table:table-cell>
          <table:table-cell table:style-name="ce73" table:formula="of:=[.G25]-[.G24]" office:value-type="float" office:value="12.1771346123838" calcext:value-type="float">
            <text:p>12,18</text:p>
          </table:table-cell>
          <table:table-cell table:style-name="ce73" table:formula="of:=[.H25]-[.H24]" office:value-type="float" office:value="-1.22576819406567" calcext:value-type="float">
            <text:p>-1,23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31.8627993921221" calcext:value-type="float">
            <text:p>31,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office:value-type="float" office:value="174" calcext:value-type="float">
            <text:p>174</text:p>
          </table:table-cell>
          <table:table-cell table:style-name="ce95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5]*[.F23]" office:value-type="float" office:value="209.568567026196" calcext:value-type="float">
            <text:p>209,57</text:p>
          </table:table-cell>
          <table:table-cell table:style-name="ce68" table:formula="of:=[.G5]*[.G23]" office:value-type="float" office:value="238.332865387616" calcext:value-type="float">
            <text:p>238,33</text:p>
          </table:table-cell>
          <table:table-cell table:style-name="ce68" table:formula="of:=[.H5]*[.H23]" office:value-type="float" office:value="446.865768194066" calcext:value-type="float">
            <text:p>446,87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6" table:number-columns-repeated="3"/>
          <table:table-cell table:style-name="ce96" office:value-type="float" office:value="230.48" calcext:value-type="float">
            <text:p>230,48</text:p>
          </table:table-cell>
          <table:table-cell table:style-name="ce96" office:value-type="float" office:value="250.51" calcext:value-type="float">
            <text:p>250,51</text:p>
          </table:table-cell>
          <table:table-cell table:style-name="ce96" office:value-type="float" office:value="445.64" calcext:value-type="float">
            <text:p>445,64</text:p>
          </table:table-cell>
          <table:table-cell table:style-name="ce96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16.5729985800169" calcext:value-type="float">
            <text:p>16,57</text:p>
          </table:table-cell>
          <table:table-cell table:style-name="ce73" table:formula="of:=[.G30]-[.G29]" office:value-type="float" office:value="8.2162533146151" calcext:value-type="float">
            <text:p>8,22</text:p>
          </table:table-cell>
          <table:table-cell table:style-name="ce73" table:formula="of:=[.H30]-[.H29]" office:value-type="float" office:value="0.00431266846408818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office:value-type="float" office:value="32" calcext:value-type="float">
            <text:p>32,00</text:p>
          </table:table-cell>
          <table:table-cell table:style-name="ce91" office:value-type="float" office:value="40" calcext:value-type="float">
            <text:p>40,00</text:p>
          </table:table-cell>
          <table:table-cell table:style-name="ce91" office:value-type="float" office:value="19" calcext:value-type="float">
            <text:p>19,00</text:p>
          </table:table-cell>
          <table:table-cell table:style-name="ce91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65.7470014199831" calcext:value-type="float">
            <text:p>65,75</text:p>
          </table:table-cell>
          <table:table-cell table:style-name="ce68" table:formula="of:=[.G5]*[.G28]" office:value-type="float" office:value="82.1837466853849" calcext:value-type="float">
            <text:p>82,18</text:p>
          </table:table-cell>
          <table:table-cell table:style-name="ce68" table:formula="of:=[.H5]*[.H28]" office:value-type="float" office:value="48.7956873315359" calcext:value-type="float">
            <text:p>48,8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office:value-type="float" office:value="82.32" calcext:value-type="float">
            <text:p>82,32</text:p>
          </table:table-cell>
          <table:table-cell table:style-name="ce96" office:value-type="float" office:value="90.4" calcext:value-type="float">
            <text:p>90,4</text:p>
          </table:table-cell>
          <table:table-cell table:style-name="ce96" office:value-type="float" office:value="48.8" calcext:value-type="float">
            <text:p>48,8</text:p>
          </table:table-cell>
          <table:table-cell table:style-name="ce96" table:number-columns-repeated="6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5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5P0"/>
    </number:currency-style>
    <number:number-style style:name="N153">
      <number:text>Yzr </number:text>
      <number:number number:decimal-places="0" number:min-decimal-places="0" number:min-integer-digits="1" number:grouping="true"/>
      <number:text> Ton</number:text>
    </number:number-style>
    <number:currency-style style:name="N152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0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0P0"/>
    </number:currency-style>
    <number:currency-style style:name="N148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8P0"/>
    </number:currency-style>
    <number:currency-style style:name="N146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currency-style style:name="N144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number-style style:name="N142">
      <number:text>Toplam Su </number:text>
      <number:number number:decimal-places="0" number:min-decimal-places="0" number:min-integer-digits="1" number:grouping="true"/>
    </number:number-style>
    <number:number-style style:name="N141">
      <number:number number:decimal-places="3" number:min-decimal-places="3" number:min-integer-digits="1" number:grouping="true"/>
      <number:text> kw</number:text>
    </number:number-style>
    <number:currency-style style:name="N140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0P0"/>
    </number:currency-style>
    <number:number-style style:name="N138">
      <number:number number:decimal-places="3" number:min-decimal-places="3" number:min-integer-digits="1" number:grouping="true"/>
    </number:number-style>
    <number:currency-style style:name="N137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37P0"/>
    </number:currency-style>
    <number:number-style style:name="N135">
      <number:text>( </number:text>
      <number:number number:decimal-places="3" number:min-decimal-places="3" number:min-integer-digits="1" number:grouping="true"/>
    </number:number-style>
    <number:currency-style style:name="N134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4P0"/>
    </number:currency-style>
    <number:number-style style:name="N132">
      <number:text>+    </number:text>
      <number:number number:decimal-places="3" number:min-decimal-places="3" number:min-integer-digits="1" number:grouping="true"/>
    </number:number-style>
    <number:currency-style style:name="N131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number-style style:name="N129">
      <number:text>+  </number:text>
      <number:number number:decimal-places="3" number:min-decimal-places="3" number:min-integer-digits="1" number:grouping="true"/>
    </number:number-style>
    <number:currency-style style:name="N128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number-style style:name="N126">
      <number:number number:decimal-places="13" number:min-decimal-places="13" number:min-integer-digits="1"/>
    </number:number-style>
    <number:number-style style:name="N125">
      <number:number number:decimal-places="14" number:min-decimal-places="14" number:min-integer-digits="1"/>
    </number:number-style>
    <number:currency-style style:name="N124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4P0"/>
    </number:currency-style>
    <number:number-style style:name="N122">
      <number:number number:decimal-places="3" number:min-decimal-places="3" number:min-integer-digits="1"/>
    </number:number-style>
    <number:number-style style:name="N121">
      <number:text>Yzr </number:text>
      <number:number number:decimal-places="2" number:min-decimal-places="2" number:min-integer-digits="1" number:grouping="true"/>
      <number:text> Ton</number:text>
    </number:number-style>
    <number:number-style style:name="N120">
      <number:number number:decimal-places="0" number:min-decimal-places="0" number:min-integer-digits="1" number:grouping="true"/>
      <number:text> kw</number:text>
    </number:number-style>
    <number:number-style style:name="N119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18">
      <number:number number:decimal-places="0" number:min-decimal-places="0" number:min-integer-digits="1" number:grouping="true"/>
      <number:text> "kw</number:text>
    </number:number-style>
    <number:number-style style:name="N117">
      <number:text>Hrcm </number:text>
      <number:number number:decimal-places="0" number:min-decimal-places="0" number:min-integer-digits="1" number:grouping="true"/>
      <number:text> Ton</number:text>
    </number:number-style>
    <number:currency-style style:name="N116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percentage-style style:name="N114">
      <number:text>+       %</number:text>
      <number:number number:decimal-places="2" number:min-decimal-places="2" number:min-integer-digits="1"/>
    </number:percentage-style>
    <number:number-style style:name="N113">
      <number:text>SuYzr </number:text>
      <number:number number:decimal-places="2" number:min-decimal-places="2" number:min-integer-digits="1" number:grouping="true"/>
      <number:text> T</number:text>
    </number:number-style>
    <number:number-style style:name="N112">
      <number:text>Yzr </number:text>
      <number:number number:decimal-places="0" number:min-decimal-places="0" number:min-integer-digits="3" number:grouping="true"/>
      <number:text> Ton</number:text>
    </number:number-style>
    <number:number-style style:name="N111">
      <number:text>KW </number:text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1.199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12-03T10:50:42.434611806</dc:date>
    <meta:editing-duration>PT18H35M25S</meta:editing-duration>
    <meta:editing-cycles>69</meta:editing-cycles>
    <meta:generator>LibreOffice/7.3.7.2$Linux_X86_64 LibreOffice_project/30$Build-2</meta:generator>
    <meta:print-date>2022-12-03T10:38:34.487712814</meta:print-date>
    <meta:document-statistic meta:table-count="13" meta:cell-count="1678" meta:object-count="12"/>
  </office:meta>
</office:document-meta>
</file>